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26pt" style:font-size-asian="26pt" style:font-size-complex="26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Wubiq</text:p>
      <text:p text:style-name="Standard"/>
      <text:p text:style-name="Standard">Free your printing. Wubiq: Ubiquituous printing from anywhere to everywhere.</text:p>
      <text:p text:style-name="Standard"/>
      <text:p text:style-name="Standard">Remote Printing Test Page.</text:p>
      <text:p text:style-name="Standard"/>
      <text:p text:style-name="Standard">You should see a list of text lines followed by a colored chart.</text:p>
      <text:p text:style-name="Standard"/>
      <text:p text:style-name="P1">wubiq print environment for groups.</text:p>
      <text:p text:style-name="P2">wubiq print environment for groups.</text:p>
      <text:p text:style-name="P3">wubiq print environment for groups.</text:p>
      <text:p text:style-name="Standard">wubiq print environment for groups.</text:p>
      <text:p text:style-name="P4">wubiq print environment for groups.</text:p>
      <text:p text:style-name="P5">wubiq print environment for groups.</text:p>
      <text:p text:style-name="P6">wubiq print environment for groups.</text:p>
      <text:p text:style-name="P7">wubiq print environment for groups.</text:p>
      <text:p text:style-name="P8">wubiq print environment for groups.</text:p>
      <text:p text:style-name="P8"/>
      <text:p text:style-name="Standard"/>
      <text:p text:style-name="Standard"><draw:frame draw:style-name="fr1" draw:name="Object1" text:anchor-type="paragraph" svg:width="13.324cm" svg:height="7.0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DejaVu Sans" svg:font-family="'DejaVu Sans'" style:font-adornments="Regular" style:font-family-generic="swiss" style:font-pitch="variable"/>
    <style:font-face style:name="DejaVu Sans Bold" svg:font-family="'DejaVu Sans Bold'" style:font-adornments="Bold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D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DO" style:letter-kerning="true" style:font-name-asian="Arial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keep-with-next="always"/>
      <style:text-properties style:font-name="DejaVu Sans Bold" fo:font-size="16pt" fo:font-weight="bold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3T17:00:12</meta:creation-date>
    <dc:date>2012-02-27T13:03:44</dc:date>
    <meta:editing-duration>PT00H22M37S</meta:editing-duration>
    <meta:editing-cycles>7</meta:editing-cycles>
    <meta:generator>NeoOffice/3.1.2$Unix OpenOffice.org_project/Patch 9</meta:generator>
    <meta:document-statistic meta:table-count="0" meta:image-count="0" meta:object-count="1" meta:page-count="1" meta:paragraph-count="13" meta:word-count="73" meta:character-count="4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324cm" svg:height="7cm" chart:class="chart:bar" chart:style-name="ch1">
        <chart:legend chart:legend-position="end" svg:x="11.202cm" svg:y="2.804cm" chart:style-name="ch2"/>
        <chart:plot-area chart:style-name="ch3" chart:data-source-has-labels="both" svg:x="0.266cm" svg:y="0.14cm" svg:width="10.671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